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Gras" style:font-family-generic="swiss"/>
  </office:font-face-decls>
  <office:automatic-styles>
    <style:style style:name="Tableau1" style:family="table">
      <style:table-properties style:width="8.613cm" table:align="left"/>
    </style:style>
    <style:style style:name="Tableau1.A" style:family="table-column">
      <style:table-column-properties style:column-width="2.411cm"/>
    </style:style>
    <style:style style:name="Tableau1.B" style:family="table-column">
      <style:table-column-properties style:column-width="6.202cm"/>
    </style:style>
    <style:style style:name="Tableau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au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au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au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au1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au1.B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Heading_20_1" style:list-style-name="">
      <style:text-properties officeooo:rsid="000d8e9c" officeooo:paragraph-rsid="000d8e9c"/>
    </style:style>
    <style:style style:name="P2" style:family="paragraph" style:parent-style-name="Text_20_body">
      <style:text-properties officeooo:rsid="000d8e9c" officeooo:paragraph-rsid="000d8e9c"/>
    </style:style>
    <style:style style:name="T1" style:family="text">
      <style:text-properties style:font-name="arial1" fo:font-size="18pt" style:text-underline-style="solid" style:text-underline-width="bold" style:text-underline-color="#ff0000" fo:font-weight="bold" style:font-name-asian="Noto Sans CJK SC" style:font-size-asian="18pt" style:font-weight-asian="bold" style:font-name-complex="Noto Sans Devanagari1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Pedir et verbes avec la m<text:span text:style-name="T1">ême constrcution</text:span></text:h>
      <text:h text:style-name="Heading_20_2" text:outline-level="2">Pedir</text:h>
      <text:p text:style-name="Text_20_body">- Il signifie demander l'obtention d'une chose</text:p>
      <text:p text:style-name="P2">- On utilise la construction : pedir + subjonctif</text:p>
      <text:h text:style-name="Heading_20_2" text:outline-level="2">Autres verbes avec la même construction</text:h>
      <table:table table:name="Tableau1" table:style-name="Tableau1">
        <table:table-column table:style-name="Tableau1.A"/>
        <table:table-column table:style-name="Tableau1.B"/>
        <table:table-row table:style-name="TableLine94019582848800">
          <table:table-cell table:style-name="Tableau1.A1" office:value-type="string">
            <text:p text:style-name="Text_20_body"><text:span text:style-name="Emphasis">Impedir</text:span></text:p>
          </table:table-cell>
          <table:table-cell table:style-name="Tableau1.B1" office:value-type="string">
            <text:p text:style-name="Text_20_body">Empêcher</text:p>
          </table:table-cell>
        </table:table-row>
        <table:table-row table:style-name="TableLine94019582848800">
          <table:table-cell table:style-name="Tableau1.A2" office:value-type="string">
            <text:p text:style-name="Text_20_body"><text:span text:style-name="Emphasis">Prohibir</text:span></text:p>
          </table:table-cell>
          <table:table-cell table:style-name="Tableau1.B2" office:value-type="string">
            <text:p text:style-name="Text_20_body">Interdire</text:p>
          </table:table-cell>
        </table:table-row>
        <table:table-row table:style-name="TableLine94019582848800">
          <table:table-cell table:style-name="Tableau1.A2" office:value-type="string">
            <text:p text:style-name="Text_20_body"><text:span text:style-name="Emphasis">Mandar</text:span></text:p>
          </table:table-cell>
          <table:table-cell table:style-name="Tableau1.B2" office:value-type="string">
            <text:p text:style-name="Text_20_body">Demander</text:p>
          </table:table-cell>
        </table:table-row>
        <table:table-row table:style-name="TableLine94019582848800">
          <table:table-cell table:style-name="Tableau1.A2" office:value-type="string">
            <text:p text:style-name="Text_20_body"><text:span text:style-name="Emphasis">Rogar</text:span></text:p>
          </table:table-cell>
          <table:table-cell table:style-name="Tableau1.B2" office:value-type="string">
            <text:p text:style-name="Text_20_body">Prier (de faire quelque chose)</text:p>
          </table:table-cell>
        </table:table-row>
        <table:table-row table:style-name="TableLine94019582848800">
          <table:table-cell table:style-name="Tableau1.A5" office:value-type="string">
            <text:p text:style-name="Text_20_body"><text:span text:style-name="Emphasis">Ordenar</text:span></text:p>
          </table:table-cell>
          <table:table-cell table:style-name="Tableau1.B5" office:value-type="string">
            <text:p text:style-name="Text_20_body">Ordonner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 officeooo:rsid="000d8e9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1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4T13:54:12.739227552</meta:creation-date>
    <meta:editing-duration>PT3M57S</meta:editing-duration>
    <meta:editing-cycles>2</meta:editing-cycles>
    <meta:generator>LibreOffice/7.3.5.2$Linux_X86_64 LibreOffice_project/30$Build-2</meta:generator>
    <dc:title>TST</dc:title>
    <dc:date>2022-08-14T13:58:03.993640372</dc:date>
    <meta:document-statistic meta:table-count="1" meta:image-count="0" meta:object-count="0" meta:page-count="1" meta:paragraph-count="15" meta:word-count="44" meta:character-count="276" meta:non-whitespace-character-count="247"/>
    <meta:template xlink:type="simple" xlink:actuate="onRequest" xlink:title="TST" xlink:href="../../../../../.config/libreoffice/4/user/template/TST.ott" meta:date="2022-08-14T13:54:08.499345587"/>
  </office:meta>
</office:document-meta>
</file>